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D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)" office:value-type="float" office:value="1.25" calcext:value-type="float">
            <text:p>1.25</text:p>
          </table:table-cell>
          <table:table-cell table:formula="of:=AVERAGE(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)" office:value-type="float" office:value="1.25" calcext:value-type="float">
            <text:p>1.25</text:p>
          </table:table-cell>
          <table:table-cell table:formula="of:=AVERAGE( 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)" office:value-type="float" office:value="1.25" calcext:value-type="float">
            <text:p>1.25</text:p>
          </table:table-cell>
          <table:table-cell table:formula="of:=AVERAGE(2)" office:value-type="float" office:value="2" calcext:value-type="float">
            <text:p>2</text:p>
          </table:table-cell>
          <table:table-cell table:formula="of:=AVERAGE(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113.67081515784)" office:value-type="float" office:value="3113.67081515784" calcext:value-type="float">
            <text:p>3113.6708151578</text:p>
          </table:table-cell>
          <table:table-cell table:formula="of:=AVERAGE(21055)" office:value-type="float" office:value="21055" calcext:value-type="float">
            <text:p>21055</text:p>
          </table:table-cell>
          <table:table-cell table:formula="of:=AVERAGE(40991)" office:value-type="float" office:value="40991" calcext:value-type="float">
            <text:p>409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4958.62047969721)" office:value-type="float" office:value="4958.62047969721" calcext:value-type="float">
            <text:p>4958.6204796972</text:p>
          </table:table-cell>
          <table:table-cell table:formula="of:=AVERAGE(792)" office:value-type="float" office:value="792" calcext:value-type="float">
            <text:p>792</text:p>
          </table:table-cell>
          <table:table-cell table:formula="of:=AVERAGE(36671)" office:value-type="float" office:value="36671" calcext:value-type="float">
            <text:p>366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996.97485007955)" office:value-type="float" office:value="996.97485007955" calcext:value-type="float">
            <text:p>996.9748500796</text:p>
          </table:table-cell>
          <table:table-cell table:formula="of:=AVERAGE(3663)" office:value-type="float" office:value="3663" calcext:value-type="float">
            <text:p>3663</text:p>
          </table:table-cell>
          <table:table-cell table:formula="of:=AVERAGE(13015)" office:value-type="float" office:value="13015" calcext:value-type="float">
            <text:p>130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40.819638943283)" office:value-type="float" office:value="140.819638943283" calcext:value-type="float">
            <text:p>140.8196389433</text:p>
          </table:table-cell>
          <table:table-cell table:formula="of:=AVERAGE(298)" office:value-type="float" office:value="298" calcext:value-type="float">
            <text:p>298</text:p>
          </table:table-cell>
          <table:table-cell table:formula="of:=AVERAGE(880)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39.100961781348)" office:value-type="float" office:value="339.100961781348" calcext:value-type="float">
            <text:p>339.1009617813</text:p>
          </table:table-cell>
          <table:table-cell table:formula="of:=AVERAGE(723)" office:value-type="float" office:value="723" calcext:value-type="float">
            <text:p>723</text:p>
          </table:table-cell>
          <table:table-cell table:formula="of:=AVERAGE(6363)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 459.717332752114)" office:value-type="float" office:value="459.717332752114" calcext:value-type="float">
            <text:p>459.7173327521</text:p>
          </table:table-cell>
          <table:table-cell table:formula="of:=AVERAGE(1390)" office:value-type="float" office:value="1390" calcext:value-type="float">
            <text:p>1390</text:p>
          </table:table-cell>
          <table:table-cell table:formula="of:=AVERAGE(7167)" office:value-type="float" office:value="7167" calcext:value-type="float">
            <text:p>71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54:04.64032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8T11:00:30.118071697</dc:date>
    <meta:editing-duration>PT8H10M50S</meta:editing-duration>
    <meta:editing-cycles>241</meta:editing-cycles>
    <meta:generator>LibreOffice/4.2.8.2$Linux_X86_64 LibreOffice_project/420m0$Build-2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02cm" chart:style-name="ch2">
          <text:p>1G, Workload D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057cm" svg:y="1.544cm" svg:width="10.664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25">
                <text:p>1.25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3113.67081515784">
                <text:p>3113.67081515784</text:p>
                <draw:g>
                  <svg:desc>Sheet1.D9:Sheet1.D13</svg:desc>
                </draw:g>
              </table:table-cell>
              <table:table-cell office:value-type="float" office:value="21055">
                <text:p>21055</text:p>
                <draw:g>
                  <svg:desc>Sheet1.E9:Sheet1.E13</svg:desc>
                </draw:g>
              </table:table-cell>
              <table:table-cell office:value-type="float" office:value="40991">
                <text:p>40991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58.62047969721">
                <text:p>4958.62047969721</text:p>
              </table:table-cell>
              <table:table-cell office:value-type="float" office:value="792">
                <text:p>792</text:p>
              </table:table-cell>
              <table:table-cell office:value-type="float" office:value="36671">
                <text:p>366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6.97485007955">
                <text:p>996.97485007955</text:p>
              </table:table-cell>
              <table:table-cell office:value-type="float" office:value="3663">
                <text:p>3663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140.819638943283">
                <text:p>140.819638943283</text:p>
                <draw:g>
                  <svg:desc>Sheet1.D15:Sheet1.D19</svg:desc>
                </draw:g>
              </table:table-cell>
              <table:table-cell office:value-type="float" office:value="298">
                <text:p>298</text:p>
                <draw:g>
                  <svg:desc>Sheet1.E15:Sheet1.E19</svg:desc>
                </draw:g>
              </table:table-cell>
              <table:table-cell office:value-type="float" office:value="880">
                <text:p>880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39.100961781348">
                <text:p>339.100961781348</text:p>
              </table:table-cell>
              <table:table-cell office:value-type="float" office:value="723">
                <text:p>723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9.717332752114">
                <text:p>459.717332752114</text:p>
              </table:table-cell>
              <table:table-cell office:value-type="float" office:value="1390">
                <text:p>1390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